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116cm" fo:min-width="8.811cm"/>
    </style:style>
    <style:style style:name="gr2" style:family="graphic" style:parent-style-name="standard">
      <style:graphic-properties svg:stroke-color="#000000" draw:fill="solid" draw:fill-color="#3399ff" draw:textarea-horizontal-align="justify" draw:textarea-vertical-align="middle" draw:auto-grow-height="false" fo:min-height="0.525cm" fo:min-width="1.816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24cm" fo:min-width="2.447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25cm" fo:min-width="7.88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5.107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6cm" fo:min-width="9.227cm"/>
    </style:style>
    <style:style style:name="gr7" style:family="graphic" style:parent-style-name="standard">
      <style:graphic-properties draw:stroke="solid" svg:stroke-color="#000000" draw:fill="none" draw:fill-color="#ffffff" fo:min-height="2.163cm"/>
    </style:style>
    <style:style style:name="gr8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106cm" fo:min-width="7.434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31cm" fo:min-width="7.436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53cm" fo:min-width="2.545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9cm" fo:min-width="2.704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106cm" fo:min-width="7.434cm"/>
    </style:style>
    <style:style style:name="gr14" style:family="graphic" style:parent-style-name="standard">
      <style:graphic-properties svg:stroke-color="#000000" draw:fill="solid" draw:fill-color="#3399ff" draw:textarea-horizontal-align="justify" draw:textarea-vertical-align="middle" draw:auto-grow-height="false" fo:min-height="0.217cm" fo:min-width="1.848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9cm" fo:min-width="6.423cm"/>
    </style:style>
    <style:style style:name="gr16" style:family="graphic" style:parent-style-name="standard">
      <style:graphic-properties svg:stroke-color="#000000" draw:fill="solid" draw:fill-color="#3399ff" draw:textarea-horizontal-align="justify" draw:textarea-vertical-align="middle" draw:auto-grow-height="false" fo:min-height="0.339cm" fo:min-width="0.2cm"/>
    </style:style>
    <style:style style:name="gr17" style:family="graphic" style:parent-style-name="objectwithoutfill">
      <style:graphic-properties svg:stroke-width="0.051cm" draw:marker-start-width="0.355cm" draw:marker-end="Arrow" draw:marker-end-width="0.457cm" draw:fill="none" draw:fill-color="#ffffff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solid" svg:stroke-color="#000000" draw:fill="none" draw:fill-color="#ffffff" fo:min-height="4.195cm"/>
    </style:style>
    <style:style style:name="gr19" style:family="graphic" style:parent-style-name="standard">
      <style:graphic-properties draw:stroke="solid" svg:stroke-color="#000000" draw:fill="none" draw:fill-color="#ffffff" fo:min-height="4.23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2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999999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color="#ffffff" fo:font-size="8pt" style:font-size-asian="8pt" style:font-size-complex="8pt"/>
    </style:style>
    <style:style style:name="T1" style:family="text">
      <style:text-properties fo:color="#999999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fff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779cm" svg:height="6.834cm" svg:x="1.533cm" svg:y="1.732cm">
          <text:p/>
          <draw:enhanced-geometry svg:viewBox="0 0 21600 21600" draw:path-stretchpoint-x="10800" draw:path-stretchpoint-y="10800" draw:text-areas="?f3 ?f4 ?f5 ?f6" draw:type="round-rectangle" draw:modifiers="385.5449890270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2.398cm" svg:height="0.857cm" svg:x="7.469cm" svg:y="7.381cm">
          <text:p text:style-name="P1">OK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029cm" svg:height="0.856cm" svg:x="2.576cm" svg:y="7.382cm">
          <text:p text:style-name="P1">Canc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8.465cm" svg:height="0.857cm" svg:x="2.023cm" svg:y="5.026cm">
          <text:p text:style-name="P2"><text:span text:style-name="T1">Passwo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8.02cm" svg:height="0.954cm" svg:x="2.196cm" svg:y="3.038cm">
          <draw:text-box>
            <text:p>Please enter the password</text:p>
          </draw:text-box>
        </draw:frame>
        <draw:custom-shape draw:style-name="gr6" draw:text-style-name="P1" draw:layer="layout" svg:width="9.779cm" svg:height="0.762cm" svg:x="1.533cm" svg:y="1.606cm">
          <text:p/>
          <draw:enhanced-geometry svg:viewBox="0 0 21600 21600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4.064cm" svg:height="2.601cm" svg:x="11.795cm" svg:y="1.762cm">
          <draw:text-box>
            <text:p text:style-name="P3"><text:span text:style-name="T2">This is the window that will be displayed when the application is launched</text:span></text:p>
          </draw:text-box>
        </draw:frame>
        <draw:frame draw:style-name="gr7" draw:text-style-name="P3" xml:id="id1" draw:id="id1" draw:layer="layout" svg:width="4.064cm" svg:height="4.011cm" svg:x="11.795cm" svg:y="4.463cm">
          <draw:text-box>
            <text:p text:style-name="P3"><text:span text:style-name="T2">When the okay button is clicked or enter is pressed, the application will check that the password entered matches the one on file. </text:span></text:p>
          </draw:text-box>
        </draw:frame>
        <draw:connector draw:style-name="gr8" draw:text-style-name="P1" draw:layer="layout" svg:x1="11.795cm" svg:y1="6.468cm" svg:x2="9.867cm" svg:y2="7.809cm" draw:start-shape="id1" draw:start-glue-point="3" draw:end-shape="id2" draw:end-glue-point="1" svg:d="M11795 6468h-963v1341h-965" svg:viewBox="0 0 1929 1342">
          <text:p/>
        </draw:connector>
        <draw:custom-shape draw:style-name="gr9" draw:text-style-name="P1" draw:layer="layout" svg:width="8.01cm" svg:height="7.432cm" svg:x="5.889cm" svg:y="10.03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85.5449890270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3" draw:id="id3" draw:layer="layout" svg:width="8.01cm" svg:height="0.555cm" svg:x="5.889cm" svg:y="9.89cm">
          <text:p text:style-name="P1"><text:span text:style-name="T2">Main Menu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8.668cm" svg:y1="8.238cm" svg:x2="9.894cm" svg:y2="9.89cm" draw:start-shape="id2" draw:start-glue-point="2" draw:end-shape="id3" svg:d="M8668 8238v826h1226v826" svg:viewBox="0 0 1227 1653">
          <text:p/>
        </draw:connector>
        <draw:custom-shape draw:style-name="gr11" draw:text-style-name="P5" xml:id="id7" draw:id="id7" draw:layer="layout" svg:width="3.261cm" svg:height="2.219cm" svg:x="6.193cm" svg:y="10.776cm">
          <text:p text:style-name="P5"><text:span text:style-name="T3">Enter</text:span></text:p>
          <text:p text:style-name="P5"><text:span text:style-name="T3">Rec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6" draw:id="id6" draw:layer="layout" svg:width="3.261cm" svg:height="2.219cm" svg:x="10.244cm" svg:y="10.776cm">
          <text:p text:style-name="P5"><text:span text:style-name="T3">Display</text:span></text:p>
          <text:p text:style-name="P5"><text:span text:style-name="T3">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11" draw:id="id11" draw:layer="layout" svg:width="3.261cm" svg:height="2.219cm" svg:x="6.195cm" svg:y="13.776cm">
          <text:p text:style-name="P5"><text:span text:style-name="T3">Edit</text:span></text:p>
          <text:p text:style-name="P5"><text:span text:style-name="T3">Rec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4" draw:id="id4" draw:layer="layout" svg:width="3.261cm" svg:height="2.219cm" svg:x="10.253cm" svg:y="13.776cm">
          <text:p text:style-name="P5"><text:span text:style-name="T3">Delete</text:span></text:p>
          <text:p text:style-name="P5"><text:span text:style-name="T3">Rec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3.266cm" svg:height="0.651cm" svg:x="10.252cm" svg:y="16.451cm">
          <text:p text:style-name="P4"><text:span text:style-name="T2">Canc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5" draw:id="id5" draw:layer="layout" svg:width="8.01cm" svg:height="7.432cm" svg:x="16.39cm" svg:y="9.336cm">
          <text:p text:style-name="P1"/>
          <draw:enhanced-geometry svg:viewBox="0 0 21600 21600" draw:path-stretchpoint-x="10800" draw:path-stretchpoint-y="10800" draw:text-areas="?f3 ?f4 ?f5 ?f6" draw:mirror-horizontal="false" draw:mirror-vertical="false" draw:type="round-rectangle" draw:modifiers="385.5449890270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8" draw:id="id8" draw:layer="layout" svg:width="8.01cm" svg:height="0.555cm" svg:x="16.39cm" svg:y="9.191cm">
          <text:p text:style-name="P1"><text:span text:style-name="T2">Select Tabl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xml:id="id9" draw:id="id9" draw:layer="layout" svg:width="2.398cm" svg:height="0.517cm" svg:x="19.27cm" svg:y="15.921cm">
          <text:p text:style-name="P4"><text:span text:style-name="T2">O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6.985cm" svg:height="0.651cm" svg:x="16.919cm" svg:y="13.451cm">
          <text:p text:style-name="P4"><text:span text:style-name="T2">Select Table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draw:layer="layout" svg:width="0.762cm" svg:height="0.651cm" svg:x="23.142cm" svg:y="13.451cm">
          <text:p text:style-name="P6"><text:span text:style-name="T4">^</text:span></text:p>
          <text:p text:style-name="P6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svg:x1="13.514cm" svg:y1="14.885cm" svg:x2="16.39cm" svg:y2="13.052cm" draw:start-shape="id4" draw:start-glue-point="1" draw:end-shape="id5" svg:d="M13514 14885h1438v-1833h1438" svg:viewBox="0 0 2877 1834">
          <text:p/>
        </draw:connector>
        <draw:connector draw:style-name="gr17" draw:text-style-name="P1" draw:layer="layout" svg:x1="13.505cm" svg:y1="11.885cm" svg:x2="16.39cm" svg:y2="13.052cm" draw:start-shape="id6" draw:start-glue-point="1" draw:end-shape="id5" draw:end-glue-point="3" svg:d="M13505 11885h1443v1167h1442" svg:viewBox="0 0 2886 1168">
          <text:p/>
        </draw:connector>
        <draw:frame draw:style-name="gr18" draw:text-style-name="P3" draw:layer="layout" svg:width="4.064cm" svg:height="4.481cm" svg:x="1.381cm" svg:y="11.779cm">
          <draw:text-box>
            <text:p text:style-name="P3"><text:span text:style-name="T2">After the password has been verified, the main menu window will be presented to the user. Here they will be able to select a number of options.</text:span></text:p>
          </draw:text-box>
        </draw:frame>
        <draw:frame draw:style-name="gr19" draw:text-style-name="P3" draw:layer="layout" svg:width="3.951cm" svg:height="6.361cm" svg:x="24.895cm" svg:y="9.522cm">
          <draw:text-box>
            <text:p text:style-name="P3"><text:span text:style-name="T2">Once the user has selected a main menu option, they will be asked to select a table to apply the previous selection to. An appropriate message will be displayed in the label above the drop down menu</text:span></text:p>
          </draw:text-box>
        </draw:frame>
        <draw:connector draw:style-name="gr17" draw:text-style-name="P1" draw:layer="layout" svg:x1="6.193cm" svg:y1="11.885cm" svg:x2="20.395cm" svg:y2="9.191cm" draw:start-shape="id7" draw:start-glue-point="3" draw:end-shape="id8" draw:end-glue-point="0" svg:d="M6193 11885h-502v-3196h14704v502" svg:viewBox="0 0 14705 3197">
          <text:p/>
        </draw:connector>
        <draw:frame draw:style-name="gr20" draw:text-style-name="P4" draw:layer="layout" svg:width="5.969cm" svg:height="2.601cm" svg:x="17.656cm" svg:y="10.38cm">
          <draw:text-box>
            <text:p text:style-name="P1"><text:span text:style-name="T2">Select a table to</text:span></text:p>
            <text:p text:style-name="P1"><text:span text:style-name="T2"/></text:p>
            <text:p text:style-name="P1"><text:span text:style-name="T2"><text:s/></text:span><text:span text:style-name="T2">[add a record to/view records/edit a record/delete a record]</text:span></text:p>
          </draw:text-box>
        </draw:frame>
        <draw:connector draw:style-name="gr8" draw:text-style-name="P1" draw:layer="layout" svg:x1="20.469cm" svg:y1="16.438cm" svg:x2="21.701cm" svg:y2="17.13cm" draw:start-shape="id9" draw:start-glue-point="2" draw:end-shape="id10" draw:end-glue-point="3" svg:d="M20469 16438v692h1232" svg:viewBox="0 0 1233 693">
          <text:p/>
        </draw:connector>
        <draw:connector draw:style-name="gr17" draw:text-style-name="P1" draw:layer="layout" svg:x1="7.825cm" svg:y1="13.776cm" svg:x2="16.39cm" svg:y2="13.052cm" draw:start-shape="id11" draw:start-glue-point="0" draw:end-shape="id5" draw:end-glue-point="3" svg:d="M7825 13776v-724h8565" svg:viewBox="0 0 8566 725">
          <text:p/>
        </draw:connector>
        <draw:frame draw:style-name="gr21" draw:text-style-name="P3" xml:id="id10" draw:id="id10" draw:layer="layout" svg:width="4.1cm" svg:height="0.721cm" svg:x="21.701cm" svg:y="16.77cm">
          <draw:text-box>
            <text:p text:style-name="P3"><text:span text:style-name="T2">Add Record - Page</text:span></text:p>
          </draw:text-box>
        </draw:frame>
        <draw:frame draw:style-name="gr21" draw:text-style-name="P3" xml:id="id12" draw:id="id12" draw:layer="layout" svg:width="4.265cm" svg:height="0.721cm" svg:x="21.701cm" svg:y="17.571cm">
          <draw:text-box>
            <text:p text:style-name="P3"><text:span text:style-name="T2">Display Data - Page</text:span></text:p>
          </draw:text-box>
        </draw:frame>
        <draw:frame draw:style-name="gr21" draw:text-style-name="P3" xml:id="id13" draw:id="id13" draw:layer="layout" svg:width="4.075cm" svg:height="0.721cm" svg:x="21.702cm" svg:y="18.372cm">
          <draw:text-box>
            <text:p text:style-name="P3"><text:span text:style-name="T2">Edit Record - Page</text:span></text:p>
          </draw:text-box>
        </draw:frame>
        <draw:frame draw:style-name="gr21" draw:text-style-name="P3" xml:id="id14" draw:id="id14" draw:layer="layout" svg:width="4.57cm" svg:height="0.721cm" svg:x="21.703cm" svg:y="19.173cm">
          <draw:text-box>
            <text:p text:style-name="P3"><text:span text:style-name="T2">Delete Record - Page</text:span></text:p>
          </draw:text-box>
        </draw:frame>
        <draw:connector draw:style-name="gr8" draw:text-style-name="P1" draw:layer="layout" svg:x1="20.469cm" svg:y1="16.438cm" svg:x2="21.701cm" svg:y2="17.931cm" draw:start-shape="id9" draw:start-glue-point="2" draw:end-shape="id12" draw:end-glue-point="3" svg:d="M20469 16438v1493h1232" svg:viewBox="0 0 1233 1494">
          <text:p/>
        </draw:connector>
        <draw:connector draw:style-name="gr8" draw:text-style-name="P1" draw:layer="layout" svg:x1="20.469cm" svg:y1="16.438cm" svg:x2="21.702cm" svg:y2="18.732cm" draw:start-shape="id9" draw:start-glue-point="2" draw:end-shape="id13" draw:end-glue-point="3" svg:d="M20469 16438v2294h1233" svg:viewBox="0 0 1234 2295">
          <text:p/>
        </draw:connector>
        <draw:connector draw:style-name="gr8" draw:text-style-name="P1" draw:layer="layout" svg:x1="20.469cm" svg:y1="16.438cm" svg:x2="21.703cm" svg:y2="19.533cm" draw:start-shape="id9" draw:start-glue-point="2" draw:end-shape="id14" draw:end-glue-point="3" svg:d="M20469 16438v3095h1234" svg:viewBox="0 0 1235 309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7T09:17:55.966109000</meta:creation-date>
    <meta:generator>LibreOffice/4.3.2.2$MacOSX_x86 LibreOffice_project/edfb5295ba211bd31ad47d0bad0118690f76407d</meta:generator>
    <dc:date>2014-11-15T17:00:53.037064000</dc:date>
    <meta:editing-duration>PT21M7S</meta:editing-duration>
    <meta:editing-cycles>4</meta:editing-cycles>
    <meta:document-statistic meta:object-count="37"/>
  </office:meta>
</office:document-meta>
</file>